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nessPerStubbingTest.doAnswer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nessPerStubbingTest.doThrow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ictnessPerStubbing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Stubbing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ctnessPerStubbingTest.potential_stubbing_probl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rictnessPerStubbingTest.doCallRealMethod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unter.increment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StubbingTest.doReturn_varargs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ctnessPerStubbingTest.doThrow_instance_vararg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ictnessPerStubbingTest.doThrow_vararg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ictnessPerStubbingTest.unnecessary_stubbing_with_do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nessPerStubbingTest.unnecessary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rictnessPerStubbingTest.doReturn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ctnessPerStubbing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StubbingTest.verify_no_more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unter.scream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nessPerStubbingTest.doNothing_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